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94c71" officeooo:paragraph-rsid="00194c71"/>
    </style:style>
    <style:style style:name="P2" style:family="paragraph" style:parent-style-name="Standard">
      <style:text-properties officeooo:rsid="00194c71" officeooo:paragraph-rsid="00194c71"/>
    </style:style>
    <style:style style:name="P3" style:family="paragraph" style:parent-style-name="Standard">
      <style:text-properties officeooo:paragraph-rsid="0019ac92"/>
    </style:style>
    <style:style style:name="T1" style:family="text">
      <style:text-properties officeooo:rsid="0019ac92"/>
    </style:style>
    <style:style style:name="T2" style:family="text">
      <style:text-properties fo:font-variant="normal" fo:text-transform="none" fo:color="#57606a" loext:opacity="100%" style:font-name="ui-monospac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cipais comandos do Git</text:p>
      <text:p text:style-name="P1"/>
      <text:p text:style-name="P1"/>
      <text:p text:style-name="P1">git status</text:p>
      <text:p text:style-name="P1">git add -A</text:p>
      <text:p text:style-name="P1">git commit -m "Mensagem relativa ao commit"</text:p>
      <text:p text:style-name="P1">git push -u origin master</text:p>
      <text:p text:style-name="P1"/>
      <text:p text:style-name="P1"/>
      <text:p text:style-name="P3"><text:span text:style-name="T1">novo token: <text:s/></text:span><text:span text:style-name="T2">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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3T19:11:50.812456115</meta:creation-date>
    <dc:date>2022-12-13T11:55:06.604951959</dc:date>
    <meta:editing-duration>PT3M54S</meta:editing-duration>
    <meta:editing-cycles>2</meta:editing-cycles>
    <meta:generator>LibreOffice/7.4.2.3$Linux_X86_64 LibreOffice_project/382eef1f22670f7f4118c8c2dd222ec7ad009daf</meta:generator>
    <meta:document-statistic meta:table-count="0" meta:image-count="0" meta:object-count="0" meta:page-count="1" meta:paragraph-count="6" meta:word-count="24" meta:character-count="167" meta:non-whitespace-character-count="148"/>
  </office:meta>
</office:document-meta>
</file>